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1c0a" officeooo:paragraph-rsid="000e1c0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1c0a" officeooo:paragraph-rsid="000e1c0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officeooo:rsid="000e1c0a" officeooo:paragraph-rsid="000e1c0a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officeooo:rsid="000fda6d" officeooo:paragraph-rsid="000fda6d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ntralised university/learning system.</text:p>
      <text:p text:style-name="P2"/>
      <text:p text:style-name="P3"><text:tab/>Decentralised univeristy learning system is developed in Ethereum platform, and for creating apis which can invoke and query smart contract features in ethereum I have used nodejs. </text:p>
      <text:p text:style-name="P3"><text:tab/>I have created a private ethereum node, deployed the smart contract (used online remix ethereum compiler).</text:p>
      <text:p text:style-name="P3">The following command is used for starting ethreum (geth) node.</text:p>
      <text:p text:style-name="P3"><text:tab/><text:span text:style-name="T1">geth --datadir evaluation --maxpeers 0 --nodiscover --networkid 9046 --rpc --rpcapi "db,eth,web3,net,personal" --rpccorsdomain="*" console</text:span></text:p>
      <text:p text:style-name="P3"/>
      <text:p text:style-name="P3">I have used a customized file “mine.js” which helps to start the miner when there is any pending transaction in the mining pool. </text:p>
      <text:p text:style-name="P3"/>
      <text:p text:style-name="P3">The genesis and mine.js is avialble in the given folder.</text:p>
      <text:p text:style-name="P3"/>
      <text:p text:style-name="P3">Password for coinbase account (eth.accounts[0]) is “123456”.</text:p>
      <text:p text:style-name="P3"/>
      <text:p text:style-name="P4">RESTAPI written in server.js file. The dependencies for nodejs api is available in package.json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7:01:27.016648005</meta:creation-date>
    <dc:date>2017-11-01T17:12:03.879138846</dc:date>
    <meta:editing-duration>PT1M2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31" meta:character-count="874" meta:non-whitespace-character-count="754"/>
  </office:meta>
</office:document-meta>
</file>